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626in"/>
    </style:style>
    <style:style style:name="co3" style:family="table-column">
      <style:table-column-properties fo:break-before="auto" style:column-width="1.0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1" table:number-columns-repeated="4" table:default-cell-style-name="ce4"/>
        <table:table-column table:style-name="co1" table:default-cell-style-name="ce2"/>
        <table:table-column table:style-name="co1" table:number-columns-repeated="2" table:default-cell-style-name="Default"/>
        <table:table-column table:style-name="co1" table:number-columns-repeated="16371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urigana</text:p>
          </table:table-cell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largest_city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ppa</text:p>
          </table:table-cell>
          <table:table-cell table:style-name="ce1" office:value-type="string" calcext:value-type="string">
            <text:p>towns</text:p>
          </table:table-cell>
          <table:table-cell table:style-name="ce1" office:value-type="string" calcext:value-type="string">
            <text:p>seats</text:p>
          </table:table-cell>
          <table:table-cell table:style-name="ce5"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ja.wikipedia.org/wiki/北海道" xlink:type="simple">北海道</text:a></text:p>
          </table:table-cell>
          <table:table-cell office:value-type="string" calcext:value-type="string">
            <text:p>ほっかいどう</text:p>
          </table:table-cell>
          <table:table-cell office:value-type="string" calcext:value-type="string">
            <text:p><text:a xlink:href="https://ja.wikipedia.org/wiki/札幌市" xlink:type="simple">札幌市</text:a></text:p>
          </table:table-cell>
          <table:table-cell office:value-type="string" calcext:value-type="string">
            <text:p>札幌市</text:p>
          </table:table-cell>
          <table:table-cell office:value-type="string" calcext:value-type="string">
            <text:p>北海道</text:p>
          </table:table-cell>
          <table:table-cell office:value-type="float" office:value="5224614" calcext:value-type="float">
            <text:p>5224614</text:p>
          </table:table-cell>
          <table:table-cell office:value-type="float" office:value="83424.44" calcext:value-type="float">
            <text:p>83424.44</text:p>
          </table:table-cell>
          <table:table-cell office:value-type="float" office:value="66.6" calcext:value-type="float">
            <text:p>66.6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12 / 6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ja.wikipedia.org/wiki/青森県" xlink:type="simple">青森県</text:a></text:p>
          </table:table-cell>
          <table:table-cell office:value-type="string" calcext:value-type="string">
            <text:p>あおもりけん</text:p>
          </table:table-cell>
          <table:table-cell office:value-type="string" calcext:value-type="string">
            <text:p><text:a xlink:href="https://ja.wikipedia.org/wiki/青森市" xlink:type="simple">青森市</text:a></text:p>
          </table:table-cell>
          <table:table-cell office:value-type="string" calcext:value-type="string">
            <text:p>青森市</text:p>
          </table:table-cell>
          <table:table-cell office:value-type="string" calcext:value-type="string">
            <text:p>東北</text:p>
          </table:table-cell>
          <table:table-cell office:value-type="float" office:value="1237984" calcext:value-type="float">
            <text:p>1237984</text:p>
          </table:table-cell>
          <table:table-cell office:value-type="float" office:value="9645.64" calcext:value-type="float">
            <text:p>9645.64</text:p>
          </table:table-cell>
          <table:table-cell office:value-type="float" office:value="128.4" calcext:value-type="float">
            <text:p>128.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 / 2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ja.wikipedia.org/wiki/岩手県" xlink:type="simple">岩手県</text:a></text:p>
          </table:table-cell>
          <table:table-cell office:value-type="string" calcext:value-type="string">
            <text:p>いわてけん</text:p>
          </table:table-cell>
          <table:table-cell office:value-type="string" calcext:value-type="string">
            <text:p><text:a xlink:href="https://ja.wikipedia.org/wiki/盛岡市" xlink:type="simple">盛岡市</text:a></text:p>
          </table:table-cell>
          <table:table-cell office:value-type="string" calcext:value-type="string">
            <text:p>盛岡市</text:p>
          </table:table-cell>
          <table:table-cell office:value-type="string" calcext:value-type="string">
            <text:p>東北</text:p>
          </table:table-cell>
          <table:table-cell office:value-type="float" office:value="1210534" calcext:value-type="float">
            <text:p>1210534</text:p>
          </table:table-cell>
          <table:table-cell office:value-type="float" office:value="15275.01" calcext:value-type="float">
            <text:p>15275.01</text:p>
          </table:table-cell>
          <table:table-cell office:value-type="float" office:value="79.3" calcext:value-type="float">
            <text:p>79.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 / 2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ja.wikipedia.org/wiki/宮城県" xlink:type="simple">宮城県</text:a></text:p>
          </table:table-cell>
          <table:table-cell office:value-type="string" calcext:value-type="string">
            <text:p>みやぎけん</text:p>
          </table:table-cell>
          <table:table-cell office:value-type="string" calcext:value-type="string">
            <text:p><text:a xlink:href="https://ja.wikipedia.org/wiki/仙台市" xlink:type="simple">仙台市</text:a></text:p>
          </table:table-cell>
          <table:table-cell office:value-type="string" calcext:value-type="string">
            <text:p>仙台市</text:p>
          </table:table-cell>
          <table:table-cell office:value-type="string" calcext:value-type="string">
            <text:p>東北</text:p>
          </table:table-cell>
          <table:table-cell office:value-type="float" office:value="2301996" calcext:value-type="float">
            <text:p>2301996</text:p>
          </table:table-cell>
          <table:table-cell office:value-type="float" office:value="7282.29" calcext:value-type="float">
            <text:p>7282.29</text:p>
          </table:table-cell>
          <table:table-cell office:value-type="float" office:value="316.1" calcext:value-type="float">
            <text:p>316.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 / 2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ja.wikipedia.org/wiki/秋田県" xlink:type="simple">秋田県</text:a></text:p>
          </table:table-cell>
          <table:table-cell office:value-type="string" calcext:value-type="string">
            <text:p>あきたけん</text:p>
          </table:table-cell>
          <table:table-cell office:value-type="string" calcext:value-type="string">
            <text:p><text:a xlink:href="https://ja.wikipedia.org/wiki/秋田市" xlink:type="simple">秋田市</text:a></text:p>
          </table:table-cell>
          <table:table-cell office:value-type="string" calcext:value-type="string">
            <text:p>秋田市</text:p>
          </table:table-cell>
          <table:table-cell office:value-type="string" calcext:value-type="string">
            <text:p>東北</text:p>
          </table:table-cell>
          <table:table-cell office:value-type="float" office:value="959502" calcext:value-type="float">
            <text:p>959502</text:p>
          </table:table-cell>
          <table:table-cell office:value-type="float" office:value="11637.52" calcext:value-type="float">
            <text:p>11637.52</text:p>
          </table:table-cell>
          <table:table-cell office:value-type="float" office:value="82.5" calcext:value-type="float">
            <text:p>82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 / 2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ja.wikipedia.org/wiki/山形県" xlink:type="simple">山形県</text:a></text:p>
          </table:table-cell>
          <table:table-cell office:value-type="string" calcext:value-type="string">
            <text:p>やまがたけん</text:p>
          </table:table-cell>
          <table:table-cell office:value-type="string" calcext:value-type="string">
            <text:p><text:a xlink:href="https://ja.wikipedia.org/wiki/山形市" xlink:type="simple">山形市</text:a></text:p>
          </table:table-cell>
          <table:table-cell office:value-type="string" calcext:value-type="string">
            <text:p>山形市</text:p>
          </table:table-cell>
          <table:table-cell office:value-type="string" calcext:value-type="string">
            <text:p>東北</text:p>
          </table:table-cell>
          <table:table-cell office:value-type="float" office:value="1068027" calcext:value-type="float">
            <text:p>1068027</text:p>
          </table:table-cell>
          <table:table-cell office:value-type="float" office:value="9323.15" calcext:value-type="float">
            <text:p>9323.15</text:p>
          </table:table-cell>
          <table:table-cell office:value-type="float" office:value="114.6" calcext:value-type="float">
            <text:p>114.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 / 2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ja.wikipedia.org/wiki/福島県" xlink:type="simple">福島県</text:a></text:p>
          </table:table-cell>
          <table:table-cell office:value-type="string" calcext:value-type="string">
            <text:p>ふくしまけん</text:p>
          </table:table-cell>
          <table:table-cell office:value-type="string" calcext:value-type="string">
            <text:p><text:a xlink:href="https://ja.wikipedia.org/wiki/福島市" xlink:type="simple">福島市</text:a></text:p>
          </table:table-cell>
          <table:table-cell office:value-type="string" calcext:value-type="string">
            <text:p><text:a xlink:href="https://ja.wikipedia.org/wiki/郡山市" xlink:type="simple">郡山市</text:a></text:p>
          </table:table-cell>
          <table:table-cell office:value-type="string" calcext:value-type="string">
            <text:p>東北</text:p>
          </table:table-cell>
          <table:table-cell office:value-type="float" office:value="1833152" calcext:value-type="float">
            <text:p>1833152</text:p>
          </table:table-cell>
          <table:table-cell office:value-type="float" office:value="13784.14" calcext:value-type="float">
            <text:p>13784.14</text:p>
          </table:table-cell>
          <table:table-cell office:value-type="float" office:value="133" calcext:value-type="float">
            <text:p>13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4 / 2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ja.wikipedia.org/wiki/茨城県" xlink:type="simple">茨城県</text:a></text:p>
          </table:table-cell>
          <table:table-cell office:value-type="string" calcext:value-type="string">
            <text:p>いばらきけん</text:p>
          </table:table-cell>
          <table:table-cell office:value-type="string" calcext:value-type="string">
            <text:p><text:a xlink:href="https://ja.wikipedia.org/wiki/水戸市" xlink:type="simple">水戸市</text:a></text:p>
          </table:table-cell>
          <table:table-cell office:value-type="string" calcext:value-type="string">
            <text:p>水戸市</text:p>
          </table:table-cell>
          <table:table-cell office:value-type="string" calcext:value-type="string">
            <text:p>関東</text:p>
          </table:table-cell>
          <table:table-cell office:value-type="float" office:value="2867009" calcext:value-type="float">
            <text:p>2867009</text:p>
          </table:table-cell>
          <table:table-cell office:value-type="float" office:value="6097.39" calcext:value-type="float">
            <text:p>6097.39</text:p>
          </table:table-cell>
          <table:table-cell office:value-type="float" office:value="470.2" calcext:value-type="float">
            <text:p>470.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 / 4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ja.wikipedia.org/wiki/栃木県" xlink:type="simple">栃木県</text:a></text:p>
          </table:table-cell>
          <table:table-cell office:value-type="string" calcext:value-type="string">
            <text:p>とちぎけん</text:p>
          </table:table-cell>
          <table:table-cell office:value-type="string" calcext:value-type="string">
            <text:p><text:a xlink:href="https://ja.wikipedia.org/wiki/宇都宮市" xlink:type="simple">宇都宮市</text:a></text:p>
          </table:table-cell>
          <table:table-cell office:value-type="string" calcext:value-type="string">
            <text:p>宇都宮市</text:p>
          </table:table-cell>
          <table:table-cell office:value-type="string" calcext:value-type="string">
            <text:p>関東</text:p>
          </table:table-cell>
          <table:table-cell office:value-type="float" office:value="1933146" calcext:value-type="float">
            <text:p>1933146</text:p>
          </table:table-cell>
          <table:table-cell office:value-type="float" office:value="6408.09" calcext:value-type="float">
            <text:p>6408.09</text:p>
          </table:table-cell>
          <table:table-cell office:value-type="float" office:value="301.7" calcext:value-type="float">
            <text:p>301.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 / 2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ja.wikipedia.org/wiki/群馬県" xlink:type="simple">群馬県</text:a></text:p>
          </table:table-cell>
          <table:table-cell office:value-type="string" calcext:value-type="string">
            <text:p>ぐんまけん</text:p>
          </table:table-cell>
          <table:table-cell office:value-type="string" calcext:value-type="string">
            <text:p><text:a xlink:href="https://ja.wikipedia.org/wiki/前橋市" xlink:type="simple">前橋市</text:a></text:p>
          </table:table-cell>
          <table:table-cell office:value-type="string" calcext:value-type="string">
            <text:p><text:a xlink:href="https://ja.wikipedia.org/wiki/高崎市" xlink:type="simple">高崎市</text:a></text:p>
          </table:table-cell>
          <table:table-cell office:value-type="string" calcext:value-type="string">
            <text:p>関東</text:p>
          </table:table-cell>
          <table:table-cell office:value-type="float" office:value="1939110" calcext:value-type="float">
            <text:p>1939110</text:p>
          </table:table-cell>
          <table:table-cell office:value-type="float" office:value="6362.28" calcext:value-type="float">
            <text:p>6362.28</text:p>
          </table:table-cell>
          <table:table-cell office:value-type="float" office:value="304.8" calcext:value-type="float">
            <text:p>304.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 / 2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ja.wikipedia.org/wiki/埼玉県" xlink:type="simple">埼玉県</text:a></text:p>
          </table:table-cell>
          <table:table-cell office:value-type="string" calcext:value-type="string">
            <text:p>さいたまけん</text:p>
          </table:table-cell>
          <table:table-cell office:value-type="string" calcext:value-type="string">
            <text:p><text:a xlink:href="https://ja.wikipedia.org/wiki/さいたま市" xlink:type="simple">さいたま市</text:a></text:p>
          </table:table-cell>
          <table:table-cell office:value-type="string" calcext:value-type="string">
            <text:p>さいたま市</text:p>
          </table:table-cell>
          <table:table-cell office:value-type="string" calcext:value-type="string">
            <text:p>関東</text:p>
          </table:table-cell>
          <table:table-cell office:value-type="float" office:value="7344765" calcext:value-type="float">
            <text:p>7344765</text:p>
          </table:table-cell>
          <table:table-cell office:value-type="float" office:value="3797.75" calcext:value-type="float">
            <text:p>3797.75</text:p>
          </table:table-cell>
          <table:table-cell office:value-type="float" office:value="1934" calcext:value-type="float">
            <text:p>193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6 / 8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ja.wikipedia.org/wiki/千葉県" xlink:type="simple">千葉県</text:a></text:p>
          </table:table-cell>
          <table:table-cell office:value-type="string" calcext:value-type="string">
            <text:p>ちばけん</text:p>
          </table:table-cell>
          <table:table-cell office:value-type="string" calcext:value-type="string">
            <text:p><text:a xlink:href="https://ja.wikipedia.org/wiki/千葉市" xlink:type="simple">千葉市</text:a></text:p>
          </table:table-cell>
          <table:table-cell office:value-type="string" calcext:value-type="string">
            <text:p>千葉市</text:p>
          </table:table-cell>
          <table:table-cell office:value-type="string" calcext:value-type="string">
            <text:p>関東</text:p>
          </table:table-cell>
          <table:table-cell office:value-type="float" office:value="6284480" calcext:value-type="float">
            <text:p>6284480</text:p>
          </table:table-cell>
          <table:table-cell office:value-type="float" office:value="5157.57" calcext:value-type="float">
            <text:p>5157.57</text:p>
          </table:table-cell>
          <table:table-cell office:value-type="float" office:value="1218.5" calcext:value-type="float">
            <text:p>1218.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4 / 6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ja.wikipedia.org/wiki/東京都" xlink:type="simple">東京都</text:a></text:p>
          </table:table-cell>
          <table:table-cell office:value-type="string" calcext:value-type="string">
            <text:p>とうきょうと</text:p>
          </table:table-cell>
          <table:table-cell office:value-type="string" calcext:value-type="string">
            <text:p><text:a xlink:href="https://ja.wikipedia.org/wiki/東京都区部" xlink:type="simple">東京都区部</text:a></text:p>
          </table:table-cell>
          <table:table-cell office:value-type="string" calcext:value-type="string">
            <text:p>東京都区部</text:p>
          </table:table-cell>
          <table:table-cell office:value-type="string" calcext:value-type="string">
            <text:p>関東</text:p>
          </table:table-cell>
          <table:table-cell office:value-type="float" office:value="14047594" calcext:value-type="float">
            <text:p>14047594</text:p>
          </table:table-cell>
          <table:table-cell office:value-type="float" office:value="2194.03" calcext:value-type="float">
            <text:p>2194.03</text:p>
          </table:table-cell>
          <table:table-cell office:value-type="float" office:value="6402.6" calcext:value-type="float">
            <text:p>6402.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0 / 12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ja.wikipedia.org/wiki/神奈川県" xlink:type="simple">神奈川県</text:a></text:p>
          </table:table-cell>
          <table:table-cell office:value-type="string" calcext:value-type="string">
            <text:p>かながわけん</text:p>
          </table:table-cell>
          <table:table-cell office:value-type="string" calcext:value-type="string">
            <text:p><text:a xlink:href="https://ja.wikipedia.org/wiki/横浜市" xlink:type="simple">横浜市</text:a></text:p>
          </table:table-cell>
          <table:table-cell office:value-type="string" calcext:value-type="string">
            <text:p>横浜市</text:p>
          </table:table-cell>
          <table:table-cell office:value-type="string" calcext:value-type="string">
            <text:p>関東</text:p>
          </table:table-cell>
          <table:table-cell office:value-type="float" office:value="9237337" calcext:value-type="float">
            <text:p>9237337</text:p>
          </table:table-cell>
          <table:table-cell office:value-type="float" office:value="2416.11" calcext:value-type="float">
            <text:p>2416.11</text:p>
          </table:table-cell>
          <table:table-cell office:value-type="float" office:value="3823.2" calcext:value-type="float">
            <text:p>3823.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 / 8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ja.wikipedia.org/wiki/新潟県" xlink:type="simple">新潟県</text:a></text:p>
          </table:table-cell>
          <table:table-cell office:value-type="string" calcext:value-type="string">
            <text:p>にいがたけん</text:p>
          </table:table-cell>
          <table:table-cell office:value-type="string" calcext:value-type="string">
            <text:p><text:a xlink:href="https://ja.wikipedia.org/wiki/新潟市" xlink:type="simple">新潟市</text:a></text:p>
          </table:table-cell>
          <table:table-cell office:value-type="string" calcext:value-type="string">
            <text:p>新潟市</text:p>
          </table:table-cell>
          <table:table-cell office:value-type="string" calcext:value-type="string">
            <text:p>中部</text:p>
          </table:table-cell>
          <table:table-cell office:value-type="float" office:value="2201272" calcext:value-type="float">
            <text:p>2201272</text:p>
          </table:table-cell>
          <table:table-cell office:value-type="float" office:value="12583.96" calcext:value-type="float">
            <text:p>12583.96</text:p>
          </table:table-cell>
          <table:table-cell office:value-type="float" office:value="174.9" calcext:value-type="float">
            <text:p>174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 / 2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ja.wikipedia.org/wiki/富山県" xlink:type="simple">富山県</text:a></text:p>
          </table:table-cell>
          <table:table-cell office:value-type="string" calcext:value-type="string">
            <text:p>とやまけん</text:p>
          </table:table-cell>
          <table:table-cell office:value-type="string" calcext:value-type="string">
            <text:p><text:a xlink:href="https://ja.wikipedia.org/wiki/富山市" xlink:type="simple">富山市</text:a></text:p>
          </table:table-cell>
          <table:table-cell office:value-type="string" calcext:value-type="string">
            <text:p>富山市</text:p>
          </table:table-cell>
          <table:table-cell office:value-type="string" calcext:value-type="string">
            <text:p>中部</text:p>
          </table:table-cell>
          <table:table-cell office:value-type="float" office:value="1034814" calcext:value-type="float">
            <text:p>1034814</text:p>
          </table:table-cell>
          <table:table-cell office:value-type="float" office:value="4247.58" calcext:value-type="float">
            <text:p>4247.58</text:p>
          </table:table-cell>
          <table:table-cell office:value-type="float" office:value="243.6" calcext:value-type="float">
            <text:p>243.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 / 2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ja.wikipedia.org/wiki/石川県" xlink:type="simple">石川県</text:a></text:p>
          </table:table-cell>
          <table:table-cell office:value-type="string" calcext:value-type="string">
            <text:p>いしかわけん</text:p>
          </table:table-cell>
          <table:table-cell office:value-type="string" calcext:value-type="string">
            <text:p><text:a xlink:href="https://ja.wikipedia.org/wiki/金沢市" xlink:type="simple">金沢市</text:a></text:p>
          </table:table-cell>
          <table:table-cell office:value-type="string" calcext:value-type="string">
            <text:p>金沢市</text:p>
          </table:table-cell>
          <table:table-cell office:value-type="string" calcext:value-type="string">
            <text:p>中部</text:p>
          </table:table-cell>
          <table:table-cell office:value-type="float" office:value="1132526" calcext:value-type="float">
            <text:p>1132526</text:p>
          </table:table-cell>
          <table:table-cell office:value-type="float" office:value="4186.21" calcext:value-type="float">
            <text:p>4186.21</text:p>
          </table:table-cell>
          <table:table-cell office:value-type="float" office:value="270.5" calcext:value-type="float">
            <text:p>270.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 / 2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ja.wikipedia.org/wiki/福井県" xlink:type="simple">福井県</text:a></text:p>
          </table:table-cell>
          <table:table-cell office:value-type="string" calcext:value-type="string">
            <text:p>ふくいけん</text:p>
          </table:table-cell>
          <table:table-cell office:value-type="string" calcext:value-type="string">
            <text:p><text:a xlink:href="https://ja.wikipedia.org/wiki/福井市" xlink:type="simple">福井市</text:a></text:p>
          </table:table-cell>
          <table:table-cell office:value-type="string" calcext:value-type="string">
            <text:p>福井市</text:p>
          </table:table-cell>
          <table:table-cell office:value-type="string" calcext:value-type="string">
            <text:p>中部</text:p>
          </table:table-cell>
          <table:table-cell office:value-type="float" office:value="766863" calcext:value-type="float">
            <text:p>766863</text:p>
          </table:table-cell>
          <table:table-cell office:value-type="float" office:value="4190.52" calcext:value-type="float">
            <text:p>4190.52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 / 2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ja.wikipedia.org/wiki/山梨県" xlink:type="simple">山梨県</text:a></text:p>
          </table:table-cell>
          <table:table-cell office:value-type="string" calcext:value-type="string">
            <text:p>やまなしけん</text:p>
          </table:table-cell>
          <table:table-cell office:value-type="string" calcext:value-type="string">
            <text:p><text:a xlink:href="https://ja.wikipedia.org/wiki/甲府市" xlink:type="simple">甲府市</text:a></text:p>
          </table:table-cell>
          <table:table-cell office:value-type="string" calcext:value-type="string">
            <text:p>甲府市</text:p>
          </table:table-cell>
          <table:table-cell office:value-type="string" calcext:value-type="string">
            <text:p>中部</text:p>
          </table:table-cell>
          <table:table-cell office:value-type="float" office:value="809974" calcext:value-type="float">
            <text:p>809974</text:p>
          </table:table-cell>
          <table:table-cell office:value-type="float" office:value="4465.27" calcext:value-type="float">
            <text:p>4465.27</text:p>
          </table:table-cell>
          <table:table-cell office:value-type="float" office:value="181.4" calcext:value-type="float">
            <text:p>181.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 / 2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ja.wikipedia.org/wiki/長野県" xlink:type="simple">長野県</text:a></text:p>
          </table:table-cell>
          <table:table-cell office:value-type="string" calcext:value-type="string">
            <text:p>ながのけん</text:p>
          </table:table-cell>
          <table:table-cell office:value-type="string" calcext:value-type="string">
            <text:p><text:a xlink:href="https://ja.wikipedia.org/wiki/長野市" xlink:type="simple">長野市</text:a></text:p>
          </table:table-cell>
          <table:table-cell office:value-type="string" calcext:value-type="string">
            <text:p>長野市</text:p>
          </table:table-cell>
          <table:table-cell office:value-type="string" calcext:value-type="string">
            <text:p>中部</text:p>
          </table:table-cell>
          <table:table-cell office:value-type="float" office:value="2048011" calcext:value-type="float">
            <text:p>2048011</text:p>
          </table:table-cell>
          <table:table-cell office:value-type="float" office:value="13561.56" calcext:value-type="float">
            <text:p>13561.56</text:p>
          </table:table-cell>
          <table:table-cell office:value-type="float" office:value="151" calcext:value-type="float">
            <text:p>15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5 / 2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ja.wikipedia.org/wiki/岐阜県" xlink:type="simple">岐阜県</text:a></text:p>
          </table:table-cell>
          <table:table-cell office:value-type="string" calcext:value-type="string">
            <text:p>ぎふけん</text:p>
          </table:table-cell>
          <table:table-cell office:value-type="string" calcext:value-type="string">
            <text:p><text:a xlink:href="https://ja.wikipedia.org/wiki/岐阜市" xlink:type="simple">岐阜市</text:a></text:p>
          </table:table-cell>
          <table:table-cell office:value-type="string" calcext:value-type="string">
            <text:p>岐阜市</text:p>
          </table:table-cell>
          <table:table-cell office:value-type="string" calcext:value-type="string">
            <text:p>中部</text:p>
          </table:table-cell>
          <table:table-cell office:value-type="float" office:value="1978742" calcext:value-type="float">
            <text:p>1978742</text:p>
          </table:table-cell>
          <table:table-cell office:value-type="float" office:value="10621.29" calcext:value-type="float">
            <text:p>10621.29</text:p>
          </table:table-cell>
          <table:table-cell office:value-type="float" office:value="186.3" calcext:value-type="float">
            <text:p>186.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 / 2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ja.wikipedia.org/wiki/静岡県" xlink:type="simple">静岡県</text:a></text:p>
          </table:table-cell>
          <table:table-cell office:value-type="string" calcext:value-type="string">
            <text:p>しずおかけん</text:p>
          </table:table-cell>
          <table:table-cell office:value-type="string" calcext:value-type="string">
            <text:p><text:a xlink:href="https://ja.wikipedia.org/wiki/静岡市" xlink:type="simple">静岡市</text:a></text:p>
          </table:table-cell>
          <table:table-cell office:value-type="string" calcext:value-type="string">
            <text:p><text:a xlink:href="https://ja.wikipedia.org/wiki/浜松市" xlink:type="simple">浜松市</text:a></text:p>
          </table:table-cell>
          <table:table-cell office:value-type="string" calcext:value-type="string">
            <text:p>中部</text:p>
          </table:table-cell>
          <table:table-cell office:value-type="float" office:value="3633202" calcext:value-type="float">
            <text:p>3633202</text:p>
          </table:table-cell>
          <table:table-cell office:value-type="float" office:value="7777.35" calcext:value-type="float">
            <text:p>7777.35</text:p>
          </table:table-cell>
          <table:table-cell office:value-type="float" office:value="467.2" calcext:value-type="float">
            <text:p>467.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8 / 4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ja.wikipedia.org/wiki/愛知県" xlink:type="simple">愛知県</text:a></text:p>
          </table:table-cell>
          <table:table-cell office:value-type="string" calcext:value-type="string">
            <text:p>あいちけん</text:p>
          </table:table-cell>
          <table:table-cell office:value-type="string" calcext:value-type="string">
            <text:p><text:a xlink:href="https://ja.wikipedia.org/wiki/名古屋市" xlink:type="simple">名古屋市</text:a></text:p>
          </table:table-cell>
          <table:table-cell office:value-type="string" calcext:value-type="string">
            <text:p>名古屋市</text:p>
          </table:table-cell>
          <table:table-cell office:value-type="string" calcext:value-type="string">
            <text:p>中部</text:p>
          </table:table-cell>
          <table:table-cell office:value-type="float" office:value="7542415" calcext:value-type="float">
            <text:p>7542415</text:p>
          </table:table-cell>
          <table:table-cell office:value-type="float" office:value="5173.07" calcext:value-type="float">
            <text:p>5173.07</text:p>
          </table:table-cell>
          <table:table-cell office:value-type="float" office:value="1458" calcext:value-type="float">
            <text:p>145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6 / 8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ja.wikipedia.org/wiki/三重県" xlink:type="simple">三重県</text:a></text:p>
          </table:table-cell>
          <table:table-cell office:value-type="string" calcext:value-type="string">
            <text:p>みえけん</text:p>
          </table:table-cell>
          <table:table-cell office:value-type="string" calcext:value-type="string">
            <text:p><text:a xlink:href="https://ja.wikipedia.org/wiki/津市" xlink:type="simple">津市</text:a></text:p>
          </table:table-cell>
          <table:table-cell office:value-type="string" calcext:value-type="string">
            <text:p><text:a xlink:href="https://ja.wikipedia.org/wiki/四日市市" xlink:type="simple">四日市市</text:a></text:p>
          </table:table-cell>
          <table:table-cell office:value-type="string" calcext:value-type="string">
            <text:p>近畿</text:p>
          </table:table-cell>
          <table:table-cell office:value-type="float" office:value="1770254" calcext:value-type="float">
            <text:p>1770254</text:p>
          </table:table-cell>
          <table:table-cell office:value-type="float" office:value="5774.49" calcext:value-type="float">
            <text:p>5774.49</text:p>
          </table:table-cell>
          <table:table-cell office:value-type="float" office:value="306.6" calcext:value-type="float">
            <text:p>306.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 / 2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ja.wikipedia.org/wiki/滋賀県" xlink:type="simple">滋賀県</text:a></text:p>
          </table:table-cell>
          <table:table-cell office:value-type="string" calcext:value-type="string">
            <text:p>しがけん</text:p>
          </table:table-cell>
          <table:table-cell office:value-type="string" calcext:value-type="string">
            <text:p><text:a xlink:href="https://ja.wikipedia.org/wiki/大津市" xlink:type="simple">大津市</text:a></text:p>
          </table:table-cell>
          <table:table-cell office:value-type="string" calcext:value-type="string">
            <text:p>大津市</text:p>
          </table:table-cell>
          <table:table-cell office:value-type="string" calcext:value-type="string">
            <text:p>近畿</text:p>
          </table:table-cell>
          <table:table-cell office:value-type="float" office:value="1413610" calcext:value-type="float">
            <text:p>1413610</text:p>
          </table:table-cell>
          <table:table-cell office:value-type="float" office:value="4017.38" calcext:value-type="float">
            <text:p>4017.38</text:p>
          </table:table-cell>
          <table:table-cell office:value-type="float" office:value="351.9" calcext:value-type="float">
            <text:p>351.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 / 2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ja.wikipedia.org/wiki/京都府" xlink:type="simple">京都府</text:a></text:p>
          </table:table-cell>
          <table:table-cell office:value-type="string" calcext:value-type="string">
            <text:p>きょうとふ</text:p>
          </table:table-cell>
          <table:table-cell office:value-type="string" calcext:value-type="string">
            <text:p><text:a xlink:href="https://ja.wikipedia.org/wiki/京都市" xlink:type="simple">京都市</text:a></text:p>
          </table:table-cell>
          <table:table-cell office:value-type="string" calcext:value-type="string">
            <text:p>京都市</text:p>
          </table:table-cell>
          <table:table-cell office:value-type="string" calcext:value-type="string">
            <text:p>近畿</text:p>
          </table:table-cell>
          <table:table-cell office:value-type="float" office:value="2578087" calcext:value-type="float">
            <text:p>2578087</text:p>
          </table:table-cell>
          <table:table-cell office:value-type="float" office:value="4612.2" calcext:value-type="float">
            <text:p>4612.2</text:p>
          </table:table-cell>
          <table:table-cell office:value-type="float" office:value="559" calcext:value-type="float">
            <text:p>55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 / 4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ja.wikipedia.org/wiki/大阪府" xlink:type="simple">大阪府</text:a></text:p>
          </table:table-cell>
          <table:table-cell office:value-type="string" calcext:value-type="string">
            <text:p>おおさかふ</text:p>
          </table:table-cell>
          <table:table-cell office:value-type="string" calcext:value-type="string">
            <text:p><text:a xlink:href="https://ja.wikipedia.org/wiki/大阪市" xlink:type="simple">大阪市</text:a></text:p>
          </table:table-cell>
          <table:table-cell office:value-type="string" calcext:value-type="string">
            <text:p>大阪市</text:p>
          </table:table-cell>
          <table:table-cell office:value-type="string" calcext:value-type="string">
            <text:p>近畿</text:p>
          </table:table-cell>
          <table:table-cell office:value-type="float" office:value="8837685" calcext:value-type="float">
            <text:p>8837685</text:p>
          </table:table-cell>
          <table:table-cell office:value-type="float" office:value="1905.32" calcext:value-type="float">
            <text:p>1905.32</text:p>
          </table:table-cell>
          <table:table-cell office:value-type="float" office:value="4638.4" calcext:value-type="float">
            <text:p>4638.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9 / 8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ja.wikipedia.org/wiki/兵庫県" xlink:type="simple">兵庫県</text:a></text:p>
          </table:table-cell>
          <table:table-cell office:value-type="string" calcext:value-type="string">
            <text:p>ひょうごけん</text:p>
          </table:table-cell>
          <table:table-cell office:value-type="string" calcext:value-type="string">
            <text:p><text:a xlink:href="https://ja.wikipedia.org/wiki/神戸市" xlink:type="simple">神戸市</text:a></text:p>
          </table:table-cell>
          <table:table-cell office:value-type="string" calcext:value-type="string">
            <text:p>神戸市</text:p>
          </table:table-cell>
          <table:table-cell office:value-type="string" calcext:value-type="string">
            <text:p>近畿</text:p>
          </table:table-cell>
          <table:table-cell office:value-type="float" office:value="5465002" calcext:value-type="float">
            <text:p>5465002</text:p>
          </table:table-cell>
          <table:table-cell office:value-type="float" office:value="8401.02" calcext:value-type="float">
            <text:p>8401.02</text:p>
          </table:table-cell>
          <table:table-cell office:value-type="float" office:value="650.5" calcext:value-type="float">
            <text:p>650.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2 / 6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ja.wikipedia.org/wiki/奈良県" xlink:type="simple">奈良県</text:a></text:p>
          </table:table-cell>
          <table:table-cell office:value-type="string" calcext:value-type="string">
            <text:p>ならけん</text:p>
          </table:table-cell>
          <table:table-cell office:value-type="string" calcext:value-type="string">
            <text:p><text:a xlink:href="https://ja.wikipedia.org/wiki/奈良市" xlink:type="simple">奈良市</text:a></text:p>
          </table:table-cell>
          <table:table-cell office:value-type="string" calcext:value-type="string">
            <text:p>奈良市</text:p>
          </table:table-cell>
          <table:table-cell office:value-type="string" calcext:value-type="string">
            <text:p>近畿</text:p>
          </table:table-cell>
          <table:table-cell office:value-type="float" office:value="1324473" calcext:value-type="float">
            <text:p>1324473</text:p>
          </table:table-cell>
          <table:table-cell office:value-type="float" office:value="3690.94" calcext:value-type="float">
            <text:p>3690.94</text:p>
          </table:table-cell>
          <table:table-cell office:value-type="float" office:value="358.8" calcext:value-type="float">
            <text:p>358.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 / 2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ja.wikipedia.org/wiki/和歌山県" xlink:type="simple">和歌山県</text:a></text:p>
          </table:table-cell>
          <table:table-cell office:value-type="string" calcext:value-type="string">
            <text:p>わかやまけん</text:p>
          </table:table-cell>
          <table:table-cell office:value-type="string" calcext:value-type="string">
            <text:p><text:a xlink:href="https://ja.wikipedia.org/wiki/和歌山市" xlink:type="simple">和歌山市</text:a></text:p>
          </table:table-cell>
          <table:table-cell office:value-type="string" calcext:value-type="string">
            <text:p>和歌山市</text:p>
          </table:table-cell>
          <table:table-cell office:value-type="string" calcext:value-type="string">
            <text:p>近畿</text:p>
          </table:table-cell>
          <table:table-cell office:value-type="float" office:value="922584" calcext:value-type="float">
            <text:p>922584</text:p>
          </table:table-cell>
          <table:table-cell office:value-type="float" office:value="4724.65" calcext:value-type="float">
            <text:p>4724.65</text:p>
          </table:table-cell>
          <table:table-cell office:value-type="float" office:value="195.3" calcext:value-type="float">
            <text:p>195.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 / 2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ja.wikipedia.org/wiki/鳥取県" xlink:type="simple">鳥取県</text:a></text:p>
          </table:table-cell>
          <table:table-cell office:value-type="string" calcext:value-type="string">
            <text:p>とっとりけん</text:p>
          </table:table-cell>
          <table:table-cell office:value-type="string" calcext:value-type="string">
            <text:p><text:a xlink:href="https://ja.wikipedia.org/wiki/鳥取市" xlink:type="simple">鳥取市</text:a></text:p>
          </table:table-cell>
          <table:table-cell office:value-type="string" calcext:value-type="string">
            <text:p>鳥取市</text:p>
          </table:table-cell>
          <table:table-cell office:value-type="string" calcext:value-type="string">
            <text:p>中国</text:p>
          </table:table-cell>
          <table:table-cell office:value-type="float" office:value="553407" calcext:value-type="float">
            <text:p>553407</text:p>
          </table:table-cell>
          <table:table-cell office:value-type="float" office:value="3507.14" calcext:value-type="float">
            <text:p>3507.14</text:p>
          </table:table-cell>
          <table:table-cell office:value-type="float" office:value="157.8" calcext:value-type="float">
            <text:p>157.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 / ※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ja.wikipedia.org/wiki/島根県" xlink:type="simple">島根県</text:a></text:p>
          </table:table-cell>
          <table:table-cell office:value-type="string" calcext:value-type="string">
            <text:p>しまねけん</text:p>
          </table:table-cell>
          <table:table-cell office:value-type="string" calcext:value-type="string">
            <text:p><text:a xlink:href="https://ja.wikipedia.org/wiki/松江市" xlink:type="simple">松江市</text:a></text:p>
          </table:table-cell>
          <table:table-cell office:value-type="string" calcext:value-type="string">
            <text:p>松江市</text:p>
          </table:table-cell>
          <table:table-cell office:value-type="string" calcext:value-type="string">
            <text:p>中国</text:p>
          </table:table-cell>
          <table:table-cell office:value-type="float" office:value="671126" calcext:value-type="float">
            <text:p>671126</text:p>
          </table:table-cell>
          <table:table-cell office:value-type="float" office:value="6707.89" calcext:value-type="float">
            <text:p>6707.89</text:p>
          </table:table-cell>
          <table:table-cell office:value-type="float" office:value="100.1" calcext:value-type="float">
            <text:p>100.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 / ※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ja.wikipedia.org/wiki/岡山県" xlink:type="simple">岡山県</text:a></text:p>
          </table:table-cell>
          <table:table-cell office:value-type="string" calcext:value-type="string">
            <text:p>おかやまけん</text:p>
          </table:table-cell>
          <table:table-cell office:value-type="string" calcext:value-type="string">
            <text:p><text:a xlink:href="https://ja.wikipedia.org/wiki/岡山市" xlink:type="simple">岡山市</text:a></text:p>
          </table:table-cell>
          <table:table-cell office:value-type="string" calcext:value-type="string">
            <text:p>岡山市</text:p>
          </table:table-cell>
          <table:table-cell office:value-type="string" calcext:value-type="string">
            <text:p>中国</text:p>
          </table:table-cell>
          <table:table-cell office:value-type="float" office:value="1888432" calcext:value-type="float">
            <text:p>1888432</text:p>
          </table:table-cell>
          <table:table-cell office:value-type="float" office:value="7114.33" calcext:value-type="float">
            <text:p>7114.33</text:p>
          </table:table-cell>
          <table:table-cell office:value-type="float" office:value="265.4" calcext:value-type="float">
            <text:p>265.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 / 2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ja.wikipedia.org/wiki/広島県" xlink:type="simple">広島県</text:a></text:p>
          </table:table-cell>
          <table:table-cell office:value-type="string" calcext:value-type="string">
            <text:p>ひろしまけん</text:p>
          </table:table-cell>
          <table:table-cell office:value-type="string" calcext:value-type="string">
            <text:p><text:a xlink:href="https://ja.wikipedia.org/wiki/広島市" xlink:type="simple">広島市</text:a></text:p>
          </table:table-cell>
          <table:table-cell office:value-type="string" calcext:value-type="string">
            <text:p>広島市</text:p>
          </table:table-cell>
          <table:table-cell office:value-type="string" calcext:value-type="string">
            <text:p>中国</text:p>
          </table:table-cell>
          <table:table-cell office:value-type="float" office:value="2799702" calcext:value-type="float">
            <text:p>2799702</text:p>
          </table:table-cell>
          <table:table-cell office:value-type="float" office:value="8479.65" calcext:value-type="float">
            <text:p>8479.65</text:p>
          </table:table-cell>
          <table:table-cell office:value-type="float" office:value="330.2" calcext:value-type="float">
            <text:p>330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6 / 4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ja.wikipedia.org/wiki/山口県" xlink:type="simple">山口県</text:a></text:p>
          </table:table-cell>
          <table:table-cell office:value-type="string" calcext:value-type="string">
            <text:p>やまぐちけん</text:p>
          </table:table-cell>
          <table:table-cell office:value-type="string" calcext:value-type="string">
            <text:p><text:a xlink:href="https://ja.wikipedia.org/wiki/山口市" xlink:type="simple">山口市</text:a></text:p>
          </table:table-cell>
          <table:table-cell office:value-type="string" calcext:value-type="string">
            <text:p><text:a xlink:href="https://ja.wikipedia.org/wiki/下関市" xlink:type="simple">下関市</text:a></text:p>
          </table:table-cell>
          <table:table-cell office:value-type="string" calcext:value-type="string">
            <text:p>中国</text:p>
          </table:table-cell>
          <table:table-cell office:value-type="float" office:value="1342059" calcext:value-type="float">
            <text:p>1342059</text:p>
          </table:table-cell>
          <table:table-cell office:value-type="float" office:value="6112.54" calcext:value-type="float">
            <text:p>6112.54</text:p>
          </table:table-cell>
          <table:table-cell office:value-type="float" office:value="219.6" calcext:value-type="float">
            <text:p>219.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 / 2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ja.wikipedia.org/wiki/徳島県" xlink:type="simple">徳島県</text:a></text:p>
          </table:table-cell>
          <table:table-cell office:value-type="string" calcext:value-type="string">
            <text:p>とくしまけん</text:p>
          </table:table-cell>
          <table:table-cell office:value-type="string" calcext:value-type="string">
            <text:p><text:a xlink:href="https://ja.wikipedia.org/wiki/徳島市" xlink:type="simple">徳島市</text:a></text:p>
          </table:table-cell>
          <table:table-cell office:value-type="string" calcext:value-type="string">
            <text:p>徳島市</text:p>
          </table:table-cell>
          <table:table-cell office:value-type="string" calcext:value-type="string">
            <text:p>四国</text:p>
          </table:table-cell>
          <table:table-cell office:value-type="float" office:value="719559" calcext:value-type="float">
            <text:p>719559</text:p>
          </table:table-cell>
          <table:table-cell office:value-type="float" office:value="4146.75" calcext:value-type="float">
            <text:p>4146.75</text:p>
          </table:table-cell>
          <table:table-cell office:value-type="float" office:value="173.5" calcext:value-type="float">
            <text:p>17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 / ※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ja.wikipedia.org/wiki/香川県" xlink:type="simple">香川県</text:a></text:p>
          </table:table-cell>
          <table:table-cell office:value-type="string" calcext:value-type="string">
            <text:p>かがわけん</text:p>
          </table:table-cell>
          <table:table-cell office:value-type="string" calcext:value-type="string">
            <text:p><text:a xlink:href="https://ja.wikipedia.org/wiki/高松市" xlink:type="simple">高松市</text:a></text:p>
          </table:table-cell>
          <table:table-cell office:value-type="string" calcext:value-type="string">
            <text:p>高松市</text:p>
          </table:table-cell>
          <table:table-cell office:value-type="string" calcext:value-type="string">
            <text:p>四国</text:p>
          </table:table-cell>
          <table:table-cell office:value-type="float" office:value="950244" calcext:value-type="float">
            <text:p>950244</text:p>
          </table:table-cell>
          <table:table-cell office:value-type="float" office:value="1876.78" calcext:value-type="float">
            <text:p>1876.78</text:p>
          </table:table-cell>
          <table:table-cell office:value-type="float" office:value="506.3" calcext:value-type="float">
            <text:p>506.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 / 2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ja.wikipedia.org/wiki/愛媛県" xlink:type="simple">愛媛県</text:a></text:p>
          </table:table-cell>
          <table:table-cell office:value-type="string" calcext:value-type="string">
            <text:p>えひめけん</text:p>
          </table:table-cell>
          <table:table-cell office:value-type="string" calcext:value-type="string">
            <text:p><text:a xlink:href="https://ja.wikipedia.org/wiki/松山市" xlink:type="simple">松山市</text:a></text:p>
          </table:table-cell>
          <table:table-cell office:value-type="string" calcext:value-type="string">
            <text:p>松山市</text:p>
          </table:table-cell>
          <table:table-cell office:value-type="string" calcext:value-type="string">
            <text:p>四国</text:p>
          </table:table-cell>
          <table:table-cell office:value-type="float" office:value="1334841" calcext:value-type="float">
            <text:p>1334841</text:p>
          </table:table-cell>
          <table:table-cell office:value-type="float" office:value="5676.19" calcext:value-type="float">
            <text:p>5676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 / 2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ja.wikipedia.org/wiki/高知県" xlink:type="simple">高知県</text:a></text:p>
          </table:table-cell>
          <table:table-cell office:value-type="string" calcext:value-type="string">
            <text:p>こうちけん</text:p>
          </table:table-cell>
          <table:table-cell office:value-type="string" calcext:value-type="string">
            <text:p><text:a xlink:href="https://ja.wikipedia.org/wiki/高知市" xlink:type="simple">高知市</text:a></text:p>
          </table:table-cell>
          <table:table-cell office:value-type="string" calcext:value-type="string">
            <text:p>高知市</text:p>
          </table:table-cell>
          <table:table-cell office:value-type="string" calcext:value-type="string">
            <text:p>四国</text:p>
          </table:table-cell>
          <table:table-cell office:value-type="float" office:value="691527" calcext:value-type="float">
            <text:p>691527</text:p>
          </table:table-cell>
          <table:table-cell office:value-type="float" office:value="7103.63" calcext:value-type="float">
            <text:p>7103.63</text:p>
          </table:table-cell>
          <table:table-cell office:value-type="float" office:value="97.4" calcext:value-type="float">
            <text:p>97.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 / ※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ja.wikipedia.org/wiki/福岡県" xlink:type="simple">福岡県</text:a></text:p>
          </table:table-cell>
          <table:table-cell office:value-type="string" calcext:value-type="string">
            <text:p>ふくおかけん</text:p>
          </table:table-cell>
          <table:table-cell office:value-type="string" calcext:value-type="string">
            <text:p><text:a xlink:href="https://ja.wikipedia.org/wiki/福岡市" xlink:type="simple">福岡市</text:a></text:p>
          </table:table-cell>
          <table:table-cell office:value-type="string" calcext:value-type="string">
            <text:p>福岡市</text:p>
          </table:table-cell>
          <table:table-cell office:value-type="string" calcext:value-type="string">
            <text:p>九州</text:p>
          </table:table-cell>
          <table:table-cell office:value-type="float" office:value="5135214" calcext:value-type="float">
            <text:p>5135214</text:p>
          </table:table-cell>
          <table:table-cell office:value-type="float" office:value="4986.51" calcext:value-type="float">
            <text:p>4986.51</text:p>
          </table:table-cell>
          <table:table-cell office:value-type="float" office:value="1029.8" calcext:value-type="float">
            <text:p>1029.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1 / 6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ja.wikipedia.org/wiki/佐賀県" xlink:type="simple">佐賀県</text:a></text:p>
          </table:table-cell>
          <table:table-cell office:value-type="string" calcext:value-type="string">
            <text:p>さがけん</text:p>
          </table:table-cell>
          <table:table-cell office:value-type="string" calcext:value-type="string">
            <text:p><text:a xlink:href="https://ja.wikipedia.org/wiki/佐賀市" xlink:type="simple">佐賀市</text:a></text:p>
          </table:table-cell>
          <table:table-cell office:value-type="string" calcext:value-type="string">
            <text:p>佐賀市</text:p>
          </table:table-cell>
          <table:table-cell office:value-type="string" calcext:value-type="string">
            <text:p>九州</text:p>
          </table:table-cell>
          <table:table-cell office:value-type="float" office:value="811442" calcext:value-type="float">
            <text:p>811442</text:p>
          </table:table-cell>
          <table:table-cell office:value-type="float" office:value="2440.69" calcext:value-type="float">
            <text:p>2440.69</text:p>
          </table:table-cell>
          <table:table-cell office:value-type="float" office:value="332.5" calcext:value-type="float">
            <text:p>332.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 / 2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ja.wikipedia.org/wiki/長崎県" xlink:type="simple">長崎県</text:a></text:p>
          </table:table-cell>
          <table:table-cell office:value-type="string" calcext:value-type="string">
            <text:p>ながさきけん</text:p>
          </table:table-cell>
          <table:table-cell office:value-type="string" calcext:value-type="string">
            <text:p><text:a xlink:href="https://ja.wikipedia.org/wiki/長崎市" xlink:type="simple">長崎市</text:a></text:p>
          </table:table-cell>
          <table:table-cell office:value-type="string" calcext:value-type="string">
            <text:p>長崎市</text:p>
          </table:table-cell>
          <table:table-cell office:value-type="string" calcext:value-type="string">
            <text:p>九州</text:p>
          </table:table-cell>
          <table:table-cell office:value-type="float" office:value="1312317" calcext:value-type="float">
            <text:p>1312317</text:p>
          </table:table-cell>
          <table:table-cell office:value-type="float" office:value="4130.98" calcext:value-type="float">
            <text:p>4130.98</text:p>
          </table:table-cell>
          <table:table-cell office:value-type="float" office:value="317.7" calcext:value-type="float">
            <text:p>317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 / 2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ja.wikipedia.org/wiki/熊本県" xlink:type="simple">熊本県</text:a></text:p>
          </table:table-cell>
          <table:table-cell office:value-type="string" calcext:value-type="string">
            <text:p>くまもとけん</text:p>
          </table:table-cell>
          <table:table-cell office:value-type="string" calcext:value-type="string">
            <text:p><text:a xlink:href="https://ja.wikipedia.org/wiki/熊本市" xlink:type="simple">熊本市</text:a></text:p>
          </table:table-cell>
          <table:table-cell office:value-type="string" calcext:value-type="string">
            <text:p>熊本市</text:p>
          </table:table-cell>
          <table:table-cell office:value-type="string" calcext:value-type="string">
            <text:p>九州</text:p>
          </table:table-cell>
          <table:table-cell office:value-type="float" office:value="1738301" calcext:value-type="float">
            <text:p>1738301</text:p>
          </table:table-cell>
          <table:table-cell office:value-type="float" office:value="7409.46" calcext:value-type="float">
            <text:p>7409.46</text:p>
          </table:table-cell>
          <table:table-cell office:value-type="float" office:value="234.6" calcext:value-type="float">
            <text:p>234.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 / 2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ja.wikipedia.org/wiki/大分県" xlink:type="simple">大分県</text:a></text:p>
          </table:table-cell>
          <table:table-cell office:value-type="string" calcext:value-type="string">
            <text:p>おおいたけん</text:p>
          </table:table-cell>
          <table:table-cell office:value-type="string" calcext:value-type="string">
            <text:p><text:a xlink:href="https://ja.wikipedia.org/wiki/大分市" xlink:type="simple">大分市</text:a></text:p>
          </table:table-cell>
          <table:table-cell office:value-type="string" calcext:value-type="string">
            <text:p>大分市</text:p>
          </table:table-cell>
          <table:table-cell office:value-type="string" calcext:value-type="string">
            <text:p>九州</text:p>
          </table:table-cell>
          <table:table-cell office:value-type="float" office:value="1123852" calcext:value-type="float">
            <text:p>1123852</text:p>
          </table:table-cell>
          <table:table-cell office:value-type="float" office:value="6340.76" calcext:value-type="float">
            <text:p>6340.76</text:p>
          </table:table-cell>
          <table:table-cell office:value-type="float" office:value="177.2" calcext:value-type="float">
            <text:p>177.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 / 2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ja.wikipedia.org/wiki/宮崎県" xlink:type="simple">宮崎県</text:a></text:p>
          </table:table-cell>
          <table:table-cell office:value-type="string" calcext:value-type="string">
            <text:p>みやざきけん</text:p>
          </table:table-cell>
          <table:table-cell office:value-type="string" calcext:value-type="string">
            <text:p><text:a xlink:href="https://ja.wikipedia.org/wiki/宮崎市" xlink:type="simple">宮崎市</text:a></text:p>
          </table:table-cell>
          <table:table-cell office:value-type="string" calcext:value-type="string">
            <text:p>宮崎市</text:p>
          </table:table-cell>
          <table:table-cell office:value-type="string" calcext:value-type="string">
            <text:p>九州</text:p>
          </table:table-cell>
          <table:table-cell office:value-type="float" office:value="1069576" calcext:value-type="float">
            <text:p>1069576</text:p>
          </table:table-cell>
          <table:table-cell office:value-type="float" office:value="7735.22" calcext:value-type="float">
            <text:p>7735.22</text:p>
          </table:table-cell>
          <table:table-cell office:value-type="float" office:value="138.3" calcext:value-type="float">
            <text:p>138.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 / 2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ja.wikipedia.org/wiki/鹿児島県" xlink:type="simple">鹿児島県</text:a></text:p>
          </table:table-cell>
          <table:table-cell office:value-type="string" calcext:value-type="string">
            <text:p>かごしまけん</text:p>
          </table:table-cell>
          <table:table-cell office:value-type="string" calcext:value-type="string">
            <text:p><text:a xlink:href="https://ja.wikipedia.org/wiki/鹿児島市" xlink:type="simple">鹿児島市</text:a></text:p>
          </table:table-cell>
          <table:table-cell office:value-type="string" calcext:value-type="string">
            <text:p>鹿児島市</text:p>
          </table:table-cell>
          <table:table-cell office:value-type="string" calcext:value-type="string">
            <text:p>九州</text:p>
          </table:table-cell>
          <table:table-cell office:value-type="float" office:value="1588256" calcext:value-type="float">
            <text:p>1588256</text:p>
          </table:table-cell>
          <table:table-cell office:value-type="float" office:value="9187.06" calcext:value-type="float">
            <text:p>9187.06</text:p>
          </table:table-cell>
          <table:table-cell office:value-type="float" office:value="172.9" calcext:value-type="float">
            <text:p>172.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 / 2</text:p>
          </table:table-cell>
          <table:table-cell table:number-columns-repeated="2"/>
          <table:table-cell table:style-name="Default" table:number-columns-repeated="1637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ja.wikipedia.org/wiki/沖縄県" xlink:type="simple">沖縄県</text:a></text:p>
          </table:table-cell>
          <table:table-cell office:value-type="string" calcext:value-type="string">
            <text:p>おきなわけん</text:p>
          </table:table-cell>
          <table:table-cell office:value-type="string" calcext:value-type="string">
            <text:p><text:a xlink:href="https://ja.wikipedia.org/wiki/那覇市" xlink:type="simple">那覇市</text:a></text:p>
          </table:table-cell>
          <table:table-cell office:value-type="string" calcext:value-type="string">
            <text:p>那覇市</text:p>
          </table:table-cell>
          <table:table-cell office:value-type="string" calcext:value-type="string">
            <text:p>沖縄</text:p>
          </table:table-cell>
          <table:table-cell office:value-type="float" office:value="1467480" calcext:value-type="float">
            <text:p>1467480</text:p>
          </table:table-cell>
          <table:table-cell office:value-type="float" office:value="2282.59" calcext:value-type="float">
            <text:p>2282.59</text:p>
          </table:table-cell>
          <table:table-cell office:value-type="float" office:value="642.9" calcext:value-type="float">
            <text:p>642.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 / 2</text:p>
          </table:table-cell>
          <table:table-cell table:number-columns-repeated="2"/>
          <table:table-cell table:style-name="Default"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 CJK JP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3T16:41:40.458841585</meta:creation-date>
    <dc:date>2025-08-13T16:47:29.868320220</dc:date>
    <meta:editing-duration>PT5M50S</meta:editing-duration>
    <meta:editing-cycles>1</meta:editing-cycles>
    <meta:document-statistic meta:table-count="1" meta:cell-count="528" meta:object-count="0"/>
    <meta:generator>LibreOffice/25.2.5.2$Linux_X86_64 LibreOffice_project/520$Build-2</meta:generator>
  </office:meta>
</office:document-meta>
</file>